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DON LUCHO S.A.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5902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64258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NEIRA ZARATE, LUIS ALEJAND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791491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6</text:p>
          </table:table-cell>
          <table:table-cell table:style-name="Tableau1.D2" office:value-type="string">
            <text:p text:style-name="P12">10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72805713</text:p>
          </table:table-cell>
          <table:table-cell table:style-name="Tabla2.A2" office:value-type="string">
            <text:p text:style-name="P7">8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2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1:13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